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3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<text:a xlink:href="https://en.wikipedia.org/wiki/New_Delhi_Times_(newspaper)" xlink:type="simple">New Delhi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<text:a xlink:href="https://en.wikipedia.org/wiki/Sikkim_Express" xlink:type="simple">Sikkim Expres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elangana_Today" xlink:type="simple">Telangana Today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Ahmedabad_Mirror" xlink:type="simple">Ahmedabad Mirro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6"/>
          <table:table-cell table:style-name="ce3"/>
        </table:table-row>
        <table:table-row table:style-name="ro1">
          <table:table-cell office:value-type="string" calcext:value-type="string">
            <text:p><text:a xlink:href="https://en.wikipedia.org/wiki/Arunachal_Front" xlink:type="simple">Arunachal Front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Asian_Age" xlink:type="simple">Asian Ag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Business_Line" xlink:type="simple">Business Lin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Business_Standard" xlink:type="simple">Business Standard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City_Journal_(Thrissur)" xlink:type="simple">City Journal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Daily_Excelsior" xlink:type="simple">Daily Excelsio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Daily_News_and_Analysis" xlink:type="simple">Daily News and Analysi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Deccan_Chronicle" xlink:type="simple">Deccan Chronicl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Union_Times_Today" xlink:type="simple">Union Times Today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Deccan_Herald" xlink:type="simple">Deccan Herald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Financial_Express_(India)" xlink:type="simple">Financial Expres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Free_Press_Journal" xlink:type="simple">The Free Press Journal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Greater_Kashmir" xlink:type="simple">Greater Kashmi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Jehlum_Post" xlink:type="simple">Jehlum Post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Kashmir_Observer" xlink:type="simple">Kashmir Observe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Kashmir_Times" xlink:type="simple">Kashmir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O_Heraldo" xlink:type="simple">O Heraldo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Orissa_Post" xlink:type="simple">Orissa Post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Mid_Day" xlink:type="simple">Mid Day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Mint_(newspaper)" xlink:type="simple">Mint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Mumbai_Mirror" xlink:type="simple">Mumbai Mirro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Nagaland_Post" xlink:type="simple">Nagaland Post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North_East_Mail_(newspaper)" xlink:type="simple">North East Mail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Pioneer_(Indian_newspaper)" xlink:type="simple">The Pionee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Sadbhavana_Times" xlink:type="simple">Sadbhavana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Seven_Sisters_Post" xlink:type="simple">Seven Sisters Post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Star_of_Mysore" xlink:type="simple">Star of Mysor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State_Times" xlink:type="simple">State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Assam_Chronicle" xlink:type="simple">The Assam Chronicl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Assam_Tribune" xlink:type="simple">The Assam Tribun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Economic_Times" xlink:type="simple">The Economic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Hans_India" xlink:type="simple">The Hans India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Hitavada" xlink:type="simple">The Hitavada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Hindu" xlink:type="simple">The Hindu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Hindustan_Times" xlink:type="simple">Hindustan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Indian_Express" xlink:type="simple">The Indian Expres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Morung_Express" xlink:type="simple">The Morung Expres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Navhind_Times" xlink:type="simple">The Navhind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New_Indian_Express" xlink:type="simple">The New Indian Expres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News_Today" xlink:type="simple">The News Today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North_East_Times" xlink:type="simple">The North East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Sentinel_(Gauhati)" xlink:type="simple">The Sentinel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Shillong_Times" xlink:type="simple">The Shillong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Statesman" xlink:type="simple">The Statesman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Telegraph_(Kolkata)" xlink:type="simple">The Telegraph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Times_of_India" xlink:type="simple">The Times of India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The_Tribune_(Chandigarh)" xlink:type="simple">The Tribun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Bangalore_Mirror" xlink:type="simple">Bangalore Mirror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Afternoon_(newspaper)" xlink:type="simple">Afternoon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Financial_Chronicle" xlink:type="simple">Financial Chronicle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Sakaal_Times" xlink:type="simple">Sakaal Times</text:a></text:p>
          </table:table-cell>
          <table:table-cell office:value-type="string" calcext:value-type="string">
            <text:p><text:a xlink:href="https://en.wikipedia.org/wiki/English_language" xlink:type="simple">English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Organiser_(magazine)" xlink:type="simple">Organiser</text:a></text:p>
          </table:table-cell>
          <table:table-cell office:value-type="string" calcext:value-type="string">
            <text:p>Eng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a xlink:href="https://en.wikipedia.org/wiki/Imphal_Free_Press" xlink:type="simple">Imphal Free Press</text:a></text:p>
          </table:table-cell>
          <table:table-cell office:value-type="string" calcext:value-type="string">
            <text:p><text:a xlink:href="https://en.wikipedia.org/wiki/English_language" xlink:type="simple">English</text:a>, <text:a xlink:href="https://en.wikipedia.org/wiki/Meitei_language" xlink:type="simple">Meitei</text:a>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5:56:37.802404620</meta:creation-date>
    <dc:date>2018-04-08T16:23:11.237944219</dc:date>
    <meta:editing-duration>PT16M23S</meta:editing-duration>
    <meta:editing-cycles>1</meta:editing-cycles>
    <meta:document-statistic meta:table-count="1" meta:cell-count="114" meta:object-count="0"/>
    <meta:generator>LibreOffice/5.1.6.2$Linux_X86_64 LibreOffice_project/10m0$Build-2</meta:generator>
  </office:meta>
</office:document-meta>
</file>